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 - Uppdatera innehåll startsida</text:h>
      <text:h text:style-name="Heading_20_2" text:outline-level="2">Beskrivning</text:h>
      <text:p text:style-name="Text_20_body">Logga in i administrationspanelen, gå in på startsidan (via Pages - &gt; Ramundberget -&gt; Edit) och skriv in valfri text i textfältet. Gå till webbsidan och kontrollera att texten på startsidan överrensstämmer med den du skrivit, samt att aktuell text visas på önskad plats och inte någon annanstans än på startsidan.</text:p>
      <text:h text:style-name="Heading_20_2" text:outline-level="2">Datum</text:h>
      <text:p text:style-name="Text_20_body">2013-05-05</text:p>
      <text:h text:style-name="Heading_20_2" text:outline-level="2">Kommentarer</text:h>
      <text:p text:style-name="Text_20_body">Efter redigering av template-filen ramundberget.php fungerar nu textredigeringen bra. Kom ihåg att fixa inläggsvisningen i sidebaren senare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2:25:59</meta:creation-date>
    <dc:date>2014-05-05T12:35:05</dc:date>
    <meta:editing-duration>PT9M7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79" meta:character-count="543"/>
  </office:meta>
</office:document-meta>
</file>